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83cm"/>
    </style:style>
    <style:style style:name="gr4" style:family="graphic" style:parent-style-name="standard">
      <style:graphic-properties draw:stroke="none" svg:stroke-color="#000000" draw:fill="none" draw:fill-color="#ffffff" fo:min-height="1.9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3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.018cm" svg:y="1.993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custom-shape draw:style-name="gr1" draw:text-style-name="P1" draw:layer="layout" svg:width="1.905cm" svg:height="1.905cm" svg:x="7.403cm" svg:y="2.593cm">
          <text:p/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polygon draw:style-name="gr2" draw:text-style-name="P1" draw:layer="layout" svg:width="1.469cm" svg:height="2.164cm" svg:x="4.393cm" svg:y="1.993cm" svg:viewBox="0 0 1470 2165" draw:points="0,2165 1470,0 0,0">
          <text:p/>
        </draw:polygon>
        <draw:path draw:style-name="gr2" draw:text-style-name="P1" draw:layer="layout" svg:width="1.482cm" svg:height="0.805cm" svg:x="4.382cm" svg:y="1.559cm" svg:viewBox="0 0 1483 806" svg:d="m8 620c-53-350 151-343 301-515 224-257 289 34 429 59 141 26 289-72 429 92 75 86 477-198 243 273-107 217-288 89-429 151-143 62-282 44-429 91-143 45-296 72-429-91l-43-60z">
          <text:p/>
        </draw:path>
        <draw:polygon draw:style-name="gr2" draw:text-style-name="P1" draw:layer="layout" svg:width="1.469cm" svg:height="2.164cm" svg:x="8.893cm" svg:y="2.295cm" svg:viewBox="0 0 1470 2165" draw:points="0,2165 1470,0 0,0">
          <text:p/>
        </draw:polygon>
        <draw:polygon draw:style-name="gr2" draw:text-style-name="P1" draw:layer="layout" svg:width="1.469cm" svg:height="2.164cm" svg:x="7.403cm" svg:y="1.163cm" svg:viewBox="0 0 1470 2165" draw:points="0,2165 1470,0 0,0">
          <text:p/>
        </draw:polygon>
        <draw:polygon draw:style-name="gr2" draw:text-style-name="P1" draw:layer="layout" svg:width="1.467cm" svg:height="1.919cm" draw:transform="skewX (0.0260054058547106) rotate (1.47253428990734) translate (7.40190564721329cm 3.31892684342726cm)" svg:viewBox="0 0 1468 1920" draw:points="0,17303 1468,15384 0,15384">
          <text:p/>
        </draw:polygon>
        <draw:path draw:style-name="gr2" draw:text-style-name="P1" draw:layer="layout" svg:width="3.005cm" svg:height="2.568cm" svg:x="7.389cm" svg:y="0.748cm" svg:viewBox="0 0 3006 2569" svg:d="m2909 1657c106-128 47-283 71-429 23-142 37-288 15-429-39-249-329 15-429-143-82-129 57-304 14-444-79-255-330-28-443 58-181 138-301-73-372-186-144-228-324 69-429 157-192 161-288-98-429-143s-287-39-429-29c-162 12-320 98-429 215-129 139 36 266 43 429 6 150 13 294 114 429 95 127 126 287 172 443 44 151 40 322 143 444 107 127 91 333 228 429 117 82 280 149 429 86 137-58 290-36 430-72 188-48 212-285 357-386 132-92 272-177 429-229 147-48 271-162 429-186v0z">
          <text:p/>
        </draw:path>
        <draw:frame draw:style-name="gr3" draw:text-style-name="P2" draw:layer="layout" svg:width="1.27cm" svg:height="1.568cm" svg:x="2.823cm" svg:y="2.093cm">
          <draw:text-box>
            <text:p text:style-name="P2"><text:span text:style-name="T1">+</text:span></text:p>
          </draw:text-box>
        </draw:frame>
        <draw:frame draw:style-name="gr3" draw:text-style-name="P2" draw:layer="layout" svg:width="1.27cm" svg:height="1.568cm" svg:x="5.923cm" svg:y="2.093cm">
          <draw:text-box>
            <text:p text:style-name="P2"><text:span text:style-name="T1">=</text:span></text:p>
          </draw:text-box>
        </draw:frame>
        <draw:frame draw:style-name="gr4" draw:text-style-name="P3" draw:layer="layout" svg:width="8.255cm" svg:height="2.165cm" svg:x="0.983cm" svg:y="4.533cm">
          <draw:text-box>
            <text:p text:style-name="P3"><text:span text:style-name="T2">conv(V) + cone(R) <text:s text:c="4"/>= <text:s text:c="10"/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508cm" fo:margin-left="0.483cm" fo:margin-right="0.508cm" fo:page-width="11.43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andon Dutra</meta:initial-creator>
    <meta:creation-date>2011-04-29T20:28:29</meta:creation-date>
    <dc:creator>Brandon Dutra</dc:creator>
    <dc:date>2011-04-29T20:54:30</dc:date>
    <meta:editing-cycles>2</meta:editing-cycles>
    <meta:editing-duration>PT9M3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